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6181in"/>
    </style:style>
    <style:style style:name="co3" style:family="table-column">
      <style:table-column-properties fo:break-before="auto" style:column-width="4.828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5.7717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5.01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st_sentence</text:p>
          </table:table-cell>
          <table:table-cell office:value-type="string">
            <text:p>type</text:p>
          </table:table-cell>
          <table:table-cell office:value-type="string">
            <text:p>gram</text:p>
          </table:table-cell>
          <table:table-cell office:value-type="string">
            <text:p>comp_question</text:p>
          </table:table-cell>
          <table:table-cell office:value-type="string">
            <text:p>question_answ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"Het goedgeklede man krijgt altijd veel aandacht van zijn vrouwelijke collega’s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Het zeer beroemde fotograaf heeft al veel prestigieuze prijzen gewonn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Het ziekelijke bejaarde werd met een longontsteking in het ziekenhuis opgenomen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De vader gaf het vervelende jongen een draai om zijn or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Duizenden bezoekers waren gisteren bij de première van het fantastische film aanwezig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De marine heeft het gekantelde onderzeeër met veel moeite overeind getrokken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De goed getrainde paard nam de hindernissen zonder enige moeite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De opgewekte meisje is erg geliefd onder haar leeftijdgenootjes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Vooral onder jongeren is de vernieuwende tijdschrift erg populair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Voor zijn verjaardag kreeg Floris de prijswinnende boek van A.F.Th van der Heijd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Het ooit bijna tot miss Nederland verkozen vrouw werkt nu als topmodel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Het op het dek heen en weer zwalkende dronken kapitein viel plotseling over boord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Het alom gerespecteerde en kundige hoogleraar moest door bezuinigingen ontslagen word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Het in de Verenigde Staten gezochte sluipmoordenaar lijkt weer te hebben toegeslag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Met kerst kreeg het meisje eindelijk het speciaal in Zuid-Frankrijk bestelde nieuwe jurk en bijpassende hoed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Mijn opa en oma bewerken het met allerlei groenten en kruiden volstaande moestuin al jaren met veel plezier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De gemeente zal het eeuwenoude maar helaas bijna dode boom volgende week omkapp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De in het koninklijke theater gespeelde toneelstuk viel niet in de smaak bij de critici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De door de woeste watermassa beschadigde huis zag er niet al te best meer uit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De postzegelverzamelaar pakte de door de tijd vergeelde en beschadigde verzamelalbum voorzichtig vast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Gisteren kon mijn aardige vader gekookt voor mijn moeder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Vanavond moet de beroemde tenor opgetreden voor een deftig gezelschap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Onder het balkon moest Romeo als een engel gezongen voor zijn Julia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Vrouwen zouden meer rechten en plichten gekregen de laatste eeuw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Daan kon een mooie mountainbike gekocht van zijn spaargeld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De schilder moest een goed lijkend portret gemaakt van zijn zus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De horlogemaker heeft het horlogebandje repareren met zijn nieuwe gereedschap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Vader heeft zijn dochter Marieke helpen met haar huiswerk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Sinds het begin van de vorige eeuw hebben de Olympische spelen plaatsvinden in landen over de hele wereld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Tijdens zijn leven heeft de schilder Vincent van Gogh wonen in verschillende land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De jongen zal ondanks de harde regen door de Betuwe gefietst met zijn nieuwe ligfiets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De moeder kan, ondanks dat zij haar enkel verstuikt heeft, gewoon meegedaan met de volleybalwedstrijd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Petra kan, ondanks de zeurende pijn in haar buik, haar bord leeggegeten zonder te huilen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Met hulp van de aardige oppasser moeten de twee dolfijnen veel moeilijke kunstjes geleerd, wat hen zeer populair maakt bij het publiek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Komende kerst zal de nieuwe kleuterschool een leuk toneelstukje opgevoerd voor de ouders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Toen ik gisteren een wandeling maakte, heb ik ontzettend veel spreeuwen en zwaluwen zien in het bos.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Urenlang hebben Hans en Grietje door het griezelige bos stappen op zoek naar hun ouders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Met een jute zak, een klos garen en naald en draad heeft de couturier een prachtige avondjurk maken voor de extravagante popster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De bloemiste heeft nooit in haar carrière zo´n groot bloemstuk maken, als voor de bruiloft van Willem-Alexander en Maxima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Johan heeft van zijn lelijke tante een kleffe zoen krijgen op zijn verjaardag. "</text:p>
          </table:table-cell>
          <table:table-cell office:value-type="string">
            <text:p>CRITICAL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De geverfde boot gleed over het meer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De schriftelijke opleiding is bij de LOI verkrijgbaar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De groeiende plant had wat extra Pokon nodig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Mijn ouders namen de ijverige schoonmaakster meteen in dienst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De zieke vrouw kreeg van de vriendelijke groenteboer een paar sinaasappels cadeau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Kreeg de vrouw een paar appels cadeau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Archeologen hebben bij Maastricht de eeuwenoude nederzetting opgegraven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De ambassadeur ontving de belangrijke gast uiterst gastvrij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Het ruziënde stel zweeg een lange tijd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"Het hongerige kind huilde om et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"De dierenambulance bracht het doodsbange konijn met spoed naar de dierenarts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"De door de regering al aangekondigde bezuiniging op het hoger onderwijs baart mij grote zorg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"De door de tuinman uitstekend onderhouden tuin staat vol met bloeiende plant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"De voor mijn grootmoeder ontzettend schokkende mededeling bezorgde haar een hartaanval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Kreeg mijn oma een hartaanval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"De met chemicaliën verontreinigde sloot zorgt in de nabije omgeving voor gezondheidsproblem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Verontreinigden de chemicaliën een rivier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"De boerin melkt de dartele wit met zwart gevlekte bonte koe iedere dag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"De gemeente wil de uit 1850 stammende werkende molen slop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Stamde de molen uit 1850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"Het kabinet heeft de door zijn verleden in opspraak geraakte minister naar huis gestuurd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Heeft de koningin de minister naar huis gestuurd? 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"Het pas door de burgemeester geopende museum heeft al veel bezoekers getrokken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"Het voor normale auto’s onbegaanbare terrein is voor mijn vaders 4WD een uitdaging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"De duikers hebben het op tientallen meters diepte liggende wrak uitgebreid bekek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"Door het lekkere weer zullen er waarschijnlijk meer mensen wandelen in het park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"In de winter kunnen we in Nederland heel soms schaatsen op natuurijs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Kunnen we in Nederland vaak schaatsen op natuurijs? 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"Noord-Korea zal nucleaire wapens inzetten wanneer daar volgens de leider van het land reden toe is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Zal de leider van Noord-Korea indien nodig biologische wapens gebruiken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"De chirurg kan een fatale blunder maken als de stroom uitvalt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"Het moet een vervelend karweitje zijn om de tuin om te spitt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"Sinds de opening van het sportcentrum hebben Utrechtse studenten meer gesport dan ooit tevor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"Door de recente recessie hebben minder particulieren belegd in ICT fondsen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"Na de aanslag van Bin Laden hebben minder Amerikanen gevlogen met Amerikaanse vliegmaatschappij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Is er in Amerika door de aanslag minder gevlogen? 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"De mode-ontwerpster heeft een prachtige witte jurk gemaakt voor koningin Maxima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"Het vervelende kind heeft voor grote problemen gezorgd in de klas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"Mijn zoontje kan de bal nooit door de ruit van onze buren geschoten hebb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"De kok kon de mooie rijpe avocado´s als een mousse verwerken in zijn voorgerechten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Gebruikte de kok de avocado's in een nagerecht? 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"In Frankrijk zal op 14 juli een groot feest met vuurwerk gehouden worden ter ere van de bestorming van de Bastille in 1789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"Vorig jaar kon de vierdaagse vanwege het slechte weer niet gelopen worden maar dit jaar gaat het evenement gelukkig wel door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Is het waar dat de avondvierdaagse vorig jaar niet werd gelopen? 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"Mijn team heeft de belangrijkste korfbalwedstrijd van het jaar gewonnen dankzij de inzet van onze nieuwe coach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"De directrice heeft enkele leerlingen vanwege wangedrag geschorst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"Mijn vader heeft onze nieuwe kast zonder moeite in elkaar gezet. 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"Toen de wolf binnenkwam hadden drie van de zeven geitjes zich vliegensvlug verstopt in de kast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"Vanmiddag heeft de aardige buurvrouw een langdurig bezoek gebracht aan de zieke groenteboer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"Gisteren heb ik van mijn verre oom en tante uit Limburg gehoord dat zij gaan scheiden."</text:p>
          </table:table-cell>
          <table:table-cell office:value-type="string">
            <text:p>CRITICAL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"De grootvader liet zijn zeven jarige kleinzoon zien waar hij vroeger gewoond had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de kleinzoon 8 jaar? 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"Het roodharige, brildragende meisje werd op school altijd vreselijk gepest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Had het meisje blond haar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"Twee van de vier auto's die bij de botsing betrokken waren, konden regelrecht naar de sloop worden gebracht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ren er 4 auto's bij de botsing betrokken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"De kapper spoot drie bussen haarlak leeg om het slappe haar van mijn tante wat meer volume te gev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Gebruikte de kapper 2 bussen haarlak? 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"Oom Piet maaide zijn gazon gisteren voor het eerst met zijn gloednieuwe grasmaaier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de grasmaaier nieuw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"Ondanks alle negatieve berichten over de economie hebben Nederlanders tot en met 15 september 1 procent meer reizen geboekt dan in dezelfde periode vorig jaar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Is het aantal boekingen afgelopen jaar met 1 procent gestegen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"Citroensap schijnt een efficiënt middel te zijn tegen ongewenste zwangerschappen en tegen besmetting met het HIV virus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Heeft sinaasappelsap een gunstige werking m.b.t. het HIV virus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"De opening van het jachtseizoen wordt dit jaar een dag uitgesteld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erd de opening van het jachtseizoen vorig jaar een dag uitgesteld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"De verdachte werd door de politie, wegens gebrek aan bewijs, begin deze week weer vrijgelat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erd de verdachte door een tekort aan cellen vrijgelaten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"De chaos bij de grootste vakbond, FNV Bondgenoten, krijgt gevolgen voor de vakcentrale FNV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Is FNV Bondgenoten de grootste vakbond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"De bediening in dat peperdure restaurant was niet echt om over naar huis te schrijv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de bediening in het restaurant slecht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"De laptop die ik van mijn ouders heb gekregen vertoont zo nu en dan vreemde kur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Kreeg ik de laptop van mijn grootouders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"Een aantal studenten heeft het moeilijke tentamen niet gehaald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het tentamen moeilijk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"De recente aardbeving in het Zuid-Oosten van Indonesië heeft meer schade aangericht dan die van twee jaar geled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Heeft er twee jaar geleden ook een aardbeving plaatsgevonden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"De spits van Manchester United heeft nog teveel last van zijn linkerbeen en kan komende woensdag onmogelijk spel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Heeft de voetballer last van zijn rechterbeen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"De Annie M.G. Schmidt-verfilming ´Minoes´ kreeg tijdens het filmgala ooit het Gouden Kalf voor de beste lange speelfilm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Kreeg de film 'Minoes' een Oscar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"Phillip Morris moest 28 miljard dollar betalen aan een 64-jarige vrouw, die de Amerikaanse tabaksgigant verantwoordelijk hield voor het feit dat ze aan longkanker lijdt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de betrokken vrouw 64 jaar?"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"Het grote herenhuis dat al jaren te koop stond, is nu eindelijk verkocht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Stond het huis sinds vorige maand te koop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"Vijf keer per week dagelijks 30 minuten bewegen is goed voor de gezondheid. 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Is 3 keer per week 30 minuten bewegen goenoeg?"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"70% van de totale populatie van Chili woont in de hoofdstad Santiago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oont 80% van de bevolking in de hoofdstad?"</text:p>
          </table:table-cell>
          <table:table-cell office:value-type="string">
            <text:p>n</text:p>
          </table:table-cell>
        </table:table-row>
        <table:table-row table:style-name="ro2" table:number-rows-repeated="13"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question_answer</text:p>
          </table:table-cell>
        </table:table-row>
        <table:table-row table:style-name="ro2" table:number-rows-repeated="10484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test_sentence</text:p>
          </table:table-cell>
          <table:table-cell office:value-type="string">
            <text:p>type</text:p>
          </table:table-cell>
          <table:table-cell office:value-type="string">
            <text:p>gram</text:p>
          </table:table-cell>
          <table:table-cell office:value-type="string">
            <text:p>comp_question</text:p>
          </table:table-cell>
          <table:table-cell office:value-type="string">
            <text:p>question_answer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"In het nieuwe kabinet hebben de nieuwe ministers debatteren over de begroting.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"Gisteren moesten alle eerstejaars studenten hun eindopdracht inleveren bij hun docent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gisteren de deadline voor eindopdrachten voor alle eerstejaars studenten?"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"Nachtenlang zou mijn beste vriendin Miranda in haar bed gehuild om haar verloren geliefde.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"De leerlingen moest naar eigen zeggen te veel vakken volgen.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"De manifestatie zou voor veel onrust en commotie in de stad gezorgd hebbe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"Wegens de financiële catastrofe heeft de afdelingschef een spoedvergadering belegd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Was een fusie <text:s/>de reden van de spoedvergadering?"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"Het aardige leraar was bij veel leerlingen geliefd. 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"De piloot moest met het gammele vliegtuig een noodlanding maken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"De NCRV heeft het gehekelde komiek ontslagen.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Kan de komiek bij de NCRV blijven werken? "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"De toeristen bekeken het schitterende uit 1850 stammende fontein met bewondering."</text:p>
          </table:table-cell>
          <table:table-cell office:value-type="string">
            <text:p>FILLER</text:p>
          </table:table-cell>
          <table:table-cell office:value-type="string">
            <text:p>CORRECT</text:p>
          </table:table-cell>
          <table:table-cell office:value-type="string">
            <text:p>""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"De rijke man kocht de door één van de beste ruiters getrainde paard voor zijn dochter."</text:p>
          </table:table-cell>
          <table:table-cell office:value-type="string">
            <text:p>FILLER</text:p>
          </table:table-cell>
          <table:table-cell office:value-type="string">
            <text:p>INCORRECT</text:p>
          </table:table-cell>
          <table:table-cell office:value-type="string">
            <text:p>"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08-18T12:58:06</meta:creation-date>
    <dc:date>2014-08-18T13:16:01</dc:date>
    <dc:creator>Chris Run</dc:creator>
    <meta:editing-duration>PT10M30S</meta:editing-duration>
    <meta:editing-cycles>3</meta:editing-cycles>
    <meta:generator>LibreOffice/3.5$Linux_x86 LibreOffice_project/350m1$Build-2</meta:generator>
    <meta:document-statistic meta:table-count="2" meta:cell-count="601" meta:object-count="0"/>
  </office:meta>
</office:document-meta>
</file>